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SOURCE OF OUR SALVATION (1:1-2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SOURCE OF OUR SALVATION (1:1-2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e have been chosen by the Father (1:1-2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e have been made holy by the Spirit (1:2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e are cleansed by the blood of the Son (1:2c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PETER 1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OURCE OF OUR SALVATION (1:1-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GUARANTEE OF OUR SALVATION (1:3-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GUARANTEE OF OUR SALVATION (1:3-5)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of (1: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rmanence (1: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ower (1: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1 PETER 1<text:s text:c="1"/></text:span><text:span text:style-name="a551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OURCE OF OUR SALVATION (1:1-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GUARANTEE OF OUR SALVATION (1:3-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OY OF OUR SALVATION (1:6-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JOY OF OUR SALVATION (1:6-9)<text:s text:c="1"/></text:span><text:span text:style-name="a569" text:class-names=""/></text:p>
          </draw:text-box>
          <svg:title/>
          <svg:desc/>
        </draw:frame>
        <draw:frame draw:id="id103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omise (1: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roducts (1:7-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8" draw:style-name="a582" draw:master-page-name="Master1-Layout12-tx-Title-and-Text" presentation:presentation-page-layout-name="Master1-PPL12" draw:id="Slide-263">
        <draw:frame draw:id="id104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products (1:7-9):<text:s text:c="1"/></text:span><text:span text:style-name="a584" text:class-names=""/></text:p>
          </draw:text-box>
          <svg:title/>
          <svg:desc/>
        </draw:frame>
        <draw:frame draw:id="id105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y increase our faith in God (1:7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increase our love for God (1:8-9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9" draw:style-name="a597" draw:master-page-name="Master1-Layout12-tx-Title-and-Text" presentation:presentation-page-layout-name="Master1-PPL12" draw:id="Slide-264">
        <draw:frame draw:id="id106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THE JOY OF OUR SALVATION (1:6-9)<text:s text:c="1"/></text:span><text:span text:style-name="a599" text:class-names=""/></text:p>
          </draw:text-box>
          <svg:title/>
          <svg:desc/>
        </draw:frame>
        <draw:frame draw:id="id107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promise (1:6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roducts (1:7-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1 PETER 1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THE SOURCE OF OUR SALVATION (1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GUARANTEE OF OUR SALVATION (1:3-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JOY OF OUR SALVATION (1:6-9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HE OLD TESTAMENT PROPHETS AND OUR SALVATION (1:10-12a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-title-Title-Slide" presentation:presentation-page-layout-name="Master1-PPL1" draw:id="Slide-266">
        <draw:frame draw:id="id110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THE OLD TESTAMENT PROPHETS AND OUR SALVATION (1:10-12a)<text:s text:c="1"/></text:span><text:span text:style-name="a635" text:class-names=""/></text:p>
          </draw:text-box>
          <svg:title/>
          <svg:desc/>
        </draw:frame>
        <draw:frame draw:id="id111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What they did not understand (1:10-11):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2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What they did not understand (1:10-11):<text:s text:c="1"/></text:span><text:span text:style-name="a645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grief (1:10-11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glory (1:11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OLD TESTAMENT PROPHETS AND OUR SALVATION (1:10-12a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What they did not understand (1:10-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What they did understand (1:12a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1 PETER 1<text:s text:c="1"/></text:span><text:span text:style-name="a675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SOURCE OF OUR SALVATION (1:1-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GUARANTEE OF OUR SALVATION (1:3-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JOY OF OUR SALVATION (1:6-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OLD TESTAMENT PROPHETS AND OUR SALVATION (1:10-12a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ANGELS AND OUR SALVATION (1:12b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SPONSE TO OUR SALVATION (1:13-1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2-tx-Title-and-Text" presentation:presentation-page-layout-name="Master1-PPL12" draw:id="Slide-270">
        <draw:frame draw:id="id118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THE RESPONSE TO OUR SALVATION (1:13-17)<text:s text:c="1"/></text:span><text:span text:style-name="a702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In regard to ourselves (1:13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n regard to our Saviour (1:14-17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n regard to our Saviour (1:14-17)<text:s text:c="1"/></text:span><text:span text:style-name="a717" text:class-names=""/></text:p>
          </draw:text-box>
          <svg:title/>
          <svg:desc/>
        </draw:frame>
        <draw:frame draw:id="id121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We are to be holy before God (1:14-16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We are to be respectful toward God (1:17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2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THE RESPONSE TO OUR SALVATION (1:13-17)<text:s text:c="1"/></text:span><text:span text:style-name="a732" text:class-names=""/></text:p>
          </draw:text-box>
          <svg:title/>
          <svg:desc/>
        </draw:frame>
        <draw:frame draw:id="id123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In regard to ourselves (1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n regard to our Saviour (1:14-17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3-twoColTx-Title-and-2-Column-Text" presentation:presentation-page-layout-name="Master1-PPL13" draw:id="Slide-273">
        <draw:frame draw:id="id124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1 PETER 1<text:s text:c="1"/></text:span><text:span text:style-name="a747" text:class-names=""/></text:p>
          </draw:text-box>
          <svg:title/>
          <svg:desc/>
        </draw:frame>
        <draw:frame draw:id="id125" presentation:style-name="a762" draw:name="Text Placeholder 2" svg:x="1.38021in" svg:y="2in" svg:width="4.61632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THE SOURCE OF OUR SALVATION (1:1-2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GUARANTEE OF OUR SALVATION (1:3-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JOY OF OUR SALVATION (1:6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  <draw:frame draw:id="id126" presentation:style-name="a778" draw:name="Text Placeholder 3" svg:x="6.16319in" svg:y="2in" svg:width="4.61632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OLD TESTAMENT PROPHETS AND OUR SALVATION (1:10-12a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ANGELS AND OUR SALVATION (1:12b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THE RESPONSE TO OUR SALVATION (1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COST OF OUR SALVATION (1:18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-title-Title-Slide" presentation:presentation-page-layout-name="Master1-PPL1" draw:id="Slide-274">
        <draw:frame draw:id="id127" presentation:style-name="a783" draw:name="Title 1" svg:x="1.38in" svg:y="0.83in" svg:width="10.3in" svg:height="4.42in" presentation:class="title" presentation:placeholder="false">
          <draw:text-box>
            <text:p text:style-name="a782" text:class-names="" text:cond-style-name=""><text:span text:style-name="a780" text:class-names="">THE COST OF OUR SALVATION (1:18-21)<text:s text:c="1"/></text:span><text:span text:style-name="a781" text:class-names=""/></text:p>
          </draw:text-box>
          <svg:title/>
          <svg:desc/>
        </draw:frame>
        <draw:frame draw:id="id128" presentation:style-name="a788" draw:name="Subtitle 2" svg:x="1.38in" svg:y="5.25in" svg:width="10.3in" svg:height="1.85in" presentation:class="subtitle" presentation:placeholder="false">
          <draw:text-box>
            <text:p text:style-name="a785" text:class-names="" text:cond-style-name=""><text:span text:style-name="a784" text:class-names=""><text:s text:c="1"/>The price (1:18-19)<text:s text:c="1"/></text:span></text:p>
            <text:p text:style-name="a787" text:class-names="" text:cond-style-name=""><text:span text:style-name="a786" text:class-names=""/></text:p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9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price (1:18-19)<text:s text:c="1"/></text:span><text:span text:style-name="a791" text:class-names=""/></text:p>
          </draw:text-box>
          <svg:title/>
          <svg:desc/>
        </draw:frame>
        <draw:frame draw:id="id130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Negative (1:18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Positive (1:19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1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COST OF OUR SALVATION (1:18-21)<text:s text:c="1"/></text:span><text:span text:style-name="a806" text:class-names=""/></text:p>
          </draw:text-box>
          <svg:title/>
          <svg:desc/>
        </draw:frame>
        <draw:frame draw:id="id132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ice (1:18-19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lanning (1:20-21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3-twoColTx-Title-and-2-Column-Text" presentation:presentation-page-layout-name="Master1-PPL13" draw:id="Slide-277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1 PETER 1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021in" svg:y="2in" svg:width="4.61632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SOURCE OF OUR SALVATION (1:1-2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GUARANTEE OF OUR SALVATION (1:3-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JOY OF OUR SALVATION (1:6-9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OLD TESTAMENT PROPHETS AND OUR SALVATION (1:10-12a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frame draw:id="id135" presentation:style-name="a855" draw:name="Text Placeholder 3" svg:x="6.16319in" svg:y="2in" svg:width="4.61632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 ANGELS AND OUR SALVATION (1:12b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THE RESPONSE TO OUR SALVATION (1:13-17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THE COST OF OUR SALVATION (1:18-21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THE VEHICLE OF OUR SALVATION (1:22-25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6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VEHICLE OF OUR SALVATION (1:22-25)<text:s text:c="1"/></text:span><text:span text:style-name="a858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new birth (1:22-23a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old book (1:23b-2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3-twoColTx-Title-and-2-Column-Text" presentation:presentation-page-layout-name="Master1-PPL13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1 PETER 1<text:s text:c="1"/></text:span><text:span text:style-name="a873" text:class-names=""/></text:p>
          </draw:text-box>
          <svg:title/>
          <svg:desc/>
        </draw:frame>
        <draw:frame draw:id="id139" presentation:style-name="a891" draw:name="Text Placeholder 2" svg:x="1.38021in" svg:y="2in" svg:width="4.61632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THE SOURCE OF OUR SALVATION (1:1-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GUARANTEE OF OUR SALVATION (1:3-5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THE JOY OF OUR SALVATION (1:6-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THE OLD TESTAMENT PROPHETS AND OUR SALVATION (1:10-12a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  <draw:frame draw:id="id140" presentation:style-name="a907" draw:name="Text Placeholder 3" svg:x="6.16319in" svg:y="2in" svg:width="4.61632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THE ANGELS AND OUR SALVATION (1:12b):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THE RESPONSE TO OUR SALVATION (1:13-17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COST OF OUR SALVATION (1:18-21)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THE VEHICLE OF OUR SALVATION (1:22-25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5" draw:style-name="a908" draw:master-page-name="Master1-Layout1-title-Title-Slide" presentation:presentation-page-layout-name="Master1-PPL1" draw:id="Slide-280">
        <draw:frame draw:id="id141" presentation:style-name="a912" draw:name="Title 1" svg:x="1.38in" svg:y="0.83in" svg:width="10.3in" svg:height="4.42in" presentation:class="title" presentation:placeholder="false">
          <draw:text-box>
            <text:p text:style-name="a911" text:class-names="" text:cond-style-name=""><text:span text:style-name="a909" text:class-names="">1 PETER 2<text:s text:c="1"/></text:span><text:span text:style-name="a910" text:class-names=""/></text:p>
          </draw:text-box>
          <svg:title/>
          <svg:desc/>
        </draw:frame>
        <draw:frame draw:id="id142" presentation:style-name="a917" draw:name="Subtitle 2" svg:x="1.38in" svg:y="5.25in" svg:width="10.3in" svg:height="1.85in" presentation:class="subtitle" presentation:placeholder="false">
          <draw:text-box>
            <text:p text:style-name="a914" text:class-names="" text:cond-style-name=""><text:span text:style-name="a913" text:class-names="">THE RENOUNCING (2:1-3, 11)<text:s text:c="1"/></text:span></text:p>
            <text:p text:style-name="a916" text:class-names="" text:cond-style-name=""><text:span text:style-name="a915" text:class-names=""/></text:p>
          </draw:text-box>
          <svg:title/>
          <svg:desc/>
        </draw:frame>
      </draw:page>
      <draw:page draw:name="Slide26" draw:style-name="a918" draw:master-page-name="Master1-Layout12-tx-Title-and-Text" presentation:presentation-page-layout-name="Master1-PPL12" draw:id="Slide-281">
        <draw:frame draw:id="id143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THE RENOUNCING (2:1-3, 11)<text:s text:c="1"/></text:span><text:span text:style-name="a920" text:class-names=""/></text:p>
          </draw:text-box>
          <svg:title/>
          <svg:desc/>
        </draw:frame>
        <draw:frame draw:id="id144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What we are to renounce (2:1, 11b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hat we are to receive (2:2-3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27" draw:style-name="a933" draw:master-page-name="Master1-Layout12-tx-Title-and-Text" presentation:presentation-page-layout-name="Master1-PPL12" draw:id="Slide-282">
        <draw:frame draw:id="id145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1 PETER 2<text:s text:c="1"/></text:span><text:span text:style-name="a935" text:class-names=""/></text:p>
          </draw:text-box>
          <svg:title/>
          <svg:desc/>
        </draw:frame>
        <draw:frame draw:id="id146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THE RENOUNCING (2:1-3, 11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RELATIONSHIPS (2:4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28" draw:style-name="a948" draw:master-page-name="Master1-Layout1-title-Title-Slide" presentation:presentation-page-layout-name="Master1-PPL1" draw:id="Slide-283">
        <draw:frame draw:id="id147" presentation:style-name="a952" draw:name="Title 1" svg:x="1.38in" svg:y="0.83in" svg:width="10.3in" svg:height="4.42in" presentation:class="title" presentation:placeholder="false">
          <draw:text-box>
            <text:p text:style-name="a951" text:class-names="" text:cond-style-name=""><text:span text:style-name="a949" text:class-names="">THE RELATIONSHIPS (2:4-12)<text:s text:c="1"/></text:span><text:span text:style-name="a950" text:class-names=""/></text:p>
          </draw:text-box>
          <svg:title/>
          <svg:desc/>
        </draw:frame>
        <draw:frame draw:id="id148" presentation:style-name="a957" draw:name="Subtitle 2" svg:x="1.38in" svg:y="5.25in" svg:width="10.3in" svg:height="1.85in" presentation:class="subtitle" presentation:placeholder="false">
          <draw:text-box>
            <text:p text:style-name="a954" text:class-names="" text:cond-style-name=""><text:span text:style-name="a953" text:class-names=""><text:s text:c="1"/>What Christians are (2:5, 9a, 10-11a)<text:s text:c="1"/></text:span></text:p>
            <text:p text:style-name="a956" text:class-names="" text:cond-style-name=""><text:span text:style-name="a955" text:class-names=""/></text:p>
          </draw:text-box>
          <svg:title/>
          <svg:desc/>
        </draw:frame>
      </draw:page>
      <draw:page draw:name="Slide29" draw:style-name="a958" draw:master-page-name="Master1-Layout12-tx-Title-and-Text" presentation:presentation-page-layout-name="Master1-PPL12" draw:id="Slide-284">
        <draw:frame draw:id="id149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What Christians are (2:5, 9a, 10-11a)<text:s text:c="1"/></text:span><text:span text:style-name="a960" text:class-names=""/></text:p>
          </draw:text-box>
          <svg:title/>
          <svg:desc/>
        </draw:frame>
        <draw:frame draw:id="id150" presentation:style-name="a978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We are living stones (2:5a).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We are royal priests (2:5b).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We are a chosen people (2:9a, 10).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<text:s text:c="1"/>We are strangers on earth (2:11a).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</draw:page>
      <draw:page draw:name="Slide30" draw:style-name="a979" draw:master-page-name="Master1-Layout12-tx-Title-and-Text" presentation:presentation-page-layout-name="Master1-PPL12" draw:id="Slide-285">
        <draw:frame draw:id="id151" presentation:style-name="a983" draw:name="Title 1" svg:x="1.38in" svg:y="0.4in" svg:width="10.6in" svg:height="1.44965in" presentation:class="title" presentation:placeholder="false">
          <draw:text-box>
            <text:p text:style-name="a982" text:class-names="" text:cond-style-name=""><text:span text:style-name="a980" text:class-names="">THE RELATIONSHIPS (2:4-12)<text:s text:c="1"/></text:span><text:span text:style-name="a981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<text:s text:c="1"/>What Christians are (2:5, 9a, 10-11a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What Christ is (2:4, 6-8, 9b, 12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1" draw:style-name="a994" draw:master-page-name="Master1-Layout1-title-Title-Slide" presentation:presentation-page-layout-name="Master1-PPL1" draw:id="Slide-286">
        <draw:frame draw:id="id153" presentation:style-name="a998" draw:name="Title 1" svg:x="1.38in" svg:y="0.83in" svg:width="10.3in" svg:height="4.42in" presentation:class="title" presentation:placeholder="false">
          <draw:text-box>
            <text:p text:style-name="a997" text:class-names="" text:cond-style-name=""><text:span text:style-name="a995" text:class-names=""><text:s text:c="1"/>What Christ is (2:4, 6-8, 9b, 12)<text:s text:c="1"/></text:span><text:span text:style-name="a996" text:class-names=""/></text:p>
          </draw:text-box>
          <svg:title/>
          <svg:desc/>
        </draw:frame>
        <draw:frame draw:id="id154" presentation:style-name="a1003" draw:name="Subtitle 2" svg:x="1.38in" svg:y="5.25in" svg:width="10.3in" svg:height="1.85in" presentation:class="subtitle" presentation:placeholder="false">
          <draw:text-box>
            <text:p text:style-name="a1000" text:class-names="" text:cond-style-name=""><text:span text:style-name="a999" text:class-names=""><text:s text:c="1"/>He is the living foundation (2:4a).<text:s text:c="1"/></text:span></text:p>
            <text:p text:style-name="a1002" text:class-names="" text:cond-style-name=""><text:span text:style-name="a1001" text:class-names=""/></text:p>
          </draw:text-box>
          <svg:title/>
          <svg:desc/>
        </draw:frame>
      </draw:page>
      <draw:page draw:name="Slide32" draw:style-name="a1004" draw:master-page-name="Master1-Layout12-tx-Title-and-Text" presentation:presentation-page-layout-name="Master1-PPL12" draw:id="Slide-287">
        <draw:frame draw:id="id155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He is the living foundation (2:4a).<text:s text:c="1"/></text:span><text:span text:style-name="a1006" text:class-names=""/></text:p>
          </draw:text-box>
          <svg:title/>
          <svg:desc/>
        </draw:frame>
        <draw:frame draw:id="id156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He is a precious foundation for believers (2:4b, 7a).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He is a stumbling block for unbelievers (2:8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3" draw:style-name="a1019" draw:master-page-name="Master1-Layout12-tx-Title-and-Text" presentation:presentation-page-layout-name="Master1-PPL12" draw:id="Slide-288">
        <draw:frame draw:id="id157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What Christ is (2:4, 6-8, 9b, 12)<text:s text:c="1"/></text:span><text:span text:style-name="a1021" text:class-names=""/></text:p>
          </draw:text-box>
          <svg:title/>
          <svg:desc/>
        </draw:frame>
        <draw:frame draw:id="id158" presentation:style-name="a1042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He is the living foundation (2:4a).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He is the cornerstone (2:6, 7b).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He is the chosen one (2:4c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He is the judge (2:12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<text:s text:c="1"/>He is the light (2:9b).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</draw:page>
      <draw:page draw:name="Slide34" draw:style-name="a1043" draw:master-page-name="Master1-Layout12-tx-Title-and-Text" presentation:presentation-page-layout-name="Master1-PPL12" draw:id="Slide-289">
        <draw:frame draw:id="id159" presentation:style-name="a1047" draw:name="Title 1" svg:x="1.38in" svg:y="0.4in" svg:width="10.6in" svg:height="1.44965in" presentation:class="title" presentation:placeholder="false">
          <draw:text-box>
            <text:p text:style-name="a1046" text:class-names="" text:cond-style-name=""><text:span text:style-name="a1044" text:class-names="">THE RELATIONSHIPS (2:4-12)<text:s text:c="1"/></text:span><text:span text:style-name="a1045" text:class-names=""/></text:p>
          </draw:text-box>
          <svg:title/>
          <svg:desc/>
        </draw:frame>
        <draw:frame draw:id="id160" presentation:style-name="a1057" draw:name="Text Placeholder 2" svg:x="1.38in" svg:y="2in" svg:width="9.4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<text:s text:c="1"/>What Christians are (2:5, 9a, 10-11a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What Christ is (2:4, 6-8, 9b, 12)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</draw:text-box>
          <svg:title/>
          <svg:desc/>
        </draw:frame>
      </draw:page>
      <draw:page draw:name="Slide35" draw:style-name="a1058" draw:master-page-name="Master1-Layout12-tx-Title-and-Text" presentation:presentation-page-layout-name="Master1-PPL12" draw:id="Slide-290">
        <draw:frame draw:id="id161" presentation:style-name="a1062" draw:name="Title 1" svg:x="1.38in" svg:y="0.4in" svg:width="10.6in" svg:height="1.44965in" presentation:class="title" presentation:placeholder="false">
          <draw:text-box>
            <text:p text:style-name="a1061" text:class-names="" text:cond-style-name=""><text:span text:style-name="a1059" text:class-names="">1 PETER 2<text:s text:c="1"/></text:span><text:span text:style-name="a1060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THE RENOUNCING (2:1-3, 11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HE RELATIONSHIPS (2:4-12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THE RESPECT (2:13-20):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6" draw:style-name="a1076" draw:master-page-name="Master1-Layout12-tx-Title-and-Text" presentation:presentation-page-layout-name="Master1-PPL12" draw:id="Slide-291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THE RESPECT (2:13-20):<text:s text:c="1"/></text:span><text:span text:style-name="a1078" text:class-names=""/></text:p>
          </draw:text-box>
          <svg:title/>
          <svg:desc/>
        </draw:frame>
        <draw:frame draw:id="id164" presentation:style-name="a1093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Civil authorities (2:13-1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Employers (2:18-2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s text:c="1"/>Everyone (2:17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</draw:page>
      <draw:page draw:name="Slide37" draw:style-name="a1094" draw:master-page-name="Master1-Layout12-tx-Title-and-Text" presentation:presentation-page-layout-name="Master1-PPL12" draw:id="Slide-292">
        <draw:frame draw:id="id165" presentation:style-name="a1098" draw:name="Title 1" svg:x="1.38in" svg:y="0.4in" svg:width="10.6in" svg:height="1.44965in" presentation:class="title" presentation:placeholder="false">
          <draw:text-box>
            <text:p text:style-name="a1097" text:class-names="" text:cond-style-name=""><text:span text:style-name="a1095" text:class-names="">1 PETER 2<text:s text:c="1"/></text:span><text:span text:style-name="a1096" text:class-names=""/></text:p>
          </draw:text-box>
          <svg:title/>
          <svg:desc/>
        </draw:frame>
        <draw:frame draw:id="id166" presentation:style-name="a1114" draw:name="Tex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THE RENOUNCING (2:1-3, 11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THE RELATIONSHIPS (2:4-12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THE RESPECT (2:13-20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HE ROLE MODEL (2:21-25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8" draw:style-name="a1115" draw:master-page-name="Master1-Layout12-tx-Title-and-Text" presentation:presentation-page-layout-name="Master1-PPL12" draw:id="Slide-293">
        <draw:frame draw:id="id167" presentation:style-name="a1119" draw:name="Title 1" svg:x="1.38in" svg:y="0.4in" svg:width="10.6in" svg:height="1.44965in" presentation:class="title" presentation:placeholder="false">
          <draw:text-box>
            <text:p text:style-name="a1118" text:class-names="" text:cond-style-name=""><text:span text:style-name="a1116" text:class-names="">THE ROLE MODEL (2:21-25)<text:s text:c="1"/></text:span><text:span text:style-name="a1117" text:class-names=""/></text:p>
          </draw:text-box>
          <svg:title/>
          <svg:desc/>
        </draw:frame>
        <draw:frame draw:id="id168" presentation:style-name="a1132" draw:name="Text Placeholder 2" svg:x="1.38in" svg:y="2in" svg:width="9.4in" svg:height="4.75868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><text:s text:c="1"/>Who he is (2:21-22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What he did (2:23-24a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y he did it (2:24b-25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39" draw:style-name="a1133" draw:master-page-name="Master1-Layout12-tx-Title-and-Text" presentation:presentation-page-layout-name="Master1-PPL12" draw:id="Slide-294">
        <draw:frame draw:id="id169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y he did it (2:24b-25)<text:s text:c="1"/></text:span><text:span text:style-name="a1135" text:class-names=""/></text:p>
          </draw:text-box>
          <svg:title/>
          <svg:desc/>
        </draw:frame>
        <draw:frame draw:id="id170" presentation:style-name="a1147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That his wounds might heal ours (2:24b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That we might turn to the Shepherd (2:25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draw:page draw:name="Slide40" draw:style-name="a1148" draw:master-page-name="Master1-Layout12-tx-Title-and-Text" presentation:presentation-page-layout-name="Master1-PPL12" draw:id="Slide-295">
        <draw:frame draw:id="id171" presentation:style-name="a1152" draw:name="Title 1" svg:x="1.38in" svg:y="0.4in" svg:width="10.6in" svg:height="1.44965in" presentation:class="title" presentation:placeholder="false">
          <draw:text-box>
            <text:p text:style-name="a1151" text:class-names="" text:cond-style-name=""><text:span text:style-name="a1149" text:class-names="">THE ROLE MODEL (2:21-25)<text:s text:c="1"/></text:span><text:span text:style-name="a1150" text:class-names=""/></text:p>
          </draw:text-box>
          <svg:title/>
          <svg:desc/>
        </draw:frame>
        <draw:frame draw:id="id172" presentation:style-name="a1165" draw:name="Text Placeholder 2" svg:x="1.38in" svg:y="2in" svg:width="9.4in" svg:height="4.75868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<text:s text:c="1"/>Who he is (2:21-22):<text:s text:c="1"/>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What he did (2:23-24a):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<text:s text:c="1"/>Why he did it (2:24b-25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</draw:page>
      <draw:page draw:name="Slide41" draw:style-name="a1166" draw:master-page-name="Master1-Layout12-tx-Title-and-Text" presentation:presentation-page-layout-name="Master1-PPL12" draw:id="Slide-296">
        <draw:frame draw:id="id173" presentation:style-name="a1170" draw:name="Title 1" svg:x="1.38in" svg:y="0.4in" svg:width="10.6in" svg:height="1.44965in" presentation:class="title" presentation:placeholder="false">
          <draw:text-box>
            <text:p text:style-name="a1169" text:class-names="" text:cond-style-name=""><text:span text:style-name="a1167" text:class-names="">1 PETER 2<text:s text:c="1"/></text:span><text:span text:style-name="a1168" text:class-names=""/></text:p>
          </draw:text-box>
          <svg:title/>
          <svg:desc/>
        </draw:frame>
        <draw:frame draw:id="id174" presentation:style-name="a1186" draw:name="Text Placeholder 2" svg:x="1.38in" svg:y="2in" svg:width="9.4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THE RENOUNCING (2:1-3, 11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THE RELATIONSHIPS (2:4-12)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THE RESPECT (2:13-20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ROLE MODEL (2:21-25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2" draw:style-name="a1187" draw:master-page-name="Master1-Layout1-title-Title-Slide" presentation:presentation-page-layout-name="Master1-PPL1" draw:id="Slide-297">
        <draw:frame draw:id="id175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1 PETER 3<text:s text:c="1"/></text:span><text:span text:style-name="a1189" text:class-names=""/></text:p>
          </draw:text-box>
          <svg:title/>
          <svg:desc/>
        </draw:frame>
        <draw:frame draw:id="id176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THE CONDUCT OF BELIEVERS (3:1-17)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3" draw:style-name="a1197" draw:master-page-name="Master1-Layout1-title-Title-Slide" presentation:presentation-page-layout-name="Master1-PPL1" draw:id="Slide-298">
        <draw:frame draw:id="id177" presentation:style-name="a1201" draw:name="Title 1" svg:x="1.38in" svg:y="0.83in" svg:width="10.3in" svg:height="4.42in" presentation:class="title" presentation:placeholder="false">
          <draw:text-box>
            <text:p text:style-name="a1200" text:class-names="" text:cond-style-name=""><text:span text:style-name="a1198" text:class-names="">THE CONDUCT OF BELIEVERS (3:1-17)<text:s text:c="1"/></text:span><text:span text:style-name="a1199" text:class-names=""/></text:p>
          </draw:text-box>
          <svg:title/>
          <svg:desc/>
        </draw:frame>
        <draw:frame draw:id="id178" presentation:style-name="a1206" draw:name="Subtitle 2" svg:x="1.38in" svg:y="5.25in" svg:width="10.3in" svg:height="1.85in" presentation:class="subtitle" presentation:placeholder="false">
          <draw:text-box>
            <text:p text:style-name="a1203" text:class-names="" text:cond-style-name=""><text:span text:style-name="a1202" text:class-names=""><text:s text:c="1"/>Responsibilities of wives (3:1-6)<text:s text:c="1"/></text:span></text:p>
            <text:p text:style-name="a1205" text:class-names="" text:cond-style-name=""><text:span text:style-name="a1204" text:class-names=""/></text:p>
          </draw:text-box>
          <svg:title/>
          <svg:desc/>
        </draw:frame>
      </draw:page>
      <draw:page draw:name="Slide44" draw:style-name="a1207" draw:master-page-name="Master1-Layout1-title-Title-Slide" presentation:presentation-page-layout-name="Master1-PPL1" draw:id="Slide-299">
        <draw:frame draw:id="id179" presentation:style-name="a1211" draw:name="Title 1" svg:x="1.38in" svg:y="0.83in" svg:width="10.3in" svg:height="4.42in" presentation:class="title" presentation:placeholder="false">
          <draw:text-box>
            <text:p text:style-name="a1210" text:class-names="" text:cond-style-name=""><text:span text:style-name="a1208" text:class-names=""><text:s text:c="1"/>Responsibilities of wives (3:1-6)<text:s text:c="1"/></text:span><text:span text:style-name="a1209" text:class-names=""/></text:p>
          </draw:text-box>
          <svg:title/>
          <svg:desc/>
        </draw:frame>
        <draw:frame draw:id="id180" presentation:style-name="a1216" draw:name="Subtitle 2" svg:x="1.38in" svg:y="5.25in" svg:width="10.3in" svg:height="1.85in" presentation:class="subtitle" presentation:placeholder="false">
          <draw:text-box>
            <text:p text:style-name="a1213" text:class-names="" text:cond-style-name=""><text:span text:style-name="a1212" text:class-names=""><text:s text:c="1"/>Peter's exhortation (3:1-5)<text:s text:c="1"/></text:span></text:p>
            <text:p text:style-name="a1215" text:class-names="" text:cond-style-name=""><text:span text:style-name="a1214" text:class-names=""/></text:p>
          </draw:text-box>
          <svg:title/>
          <svg:desc/>
        </draw:frame>
      </draw:page>
      <draw:page draw:name="Slide45" draw:style-name="a1217" draw:master-page-name="Master1-Layout12-tx-Title-and-Text" presentation:presentation-page-layout-name="Master1-PPL12" draw:id="Slide-300">
        <draw:frame draw:id="id181" presentation:style-name="a1221" draw:name="Title 1" svg:x="1.38in" svg:y="0.4in" svg:width="10.6in" svg:height="1.44965in" presentation:class="title" presentation:placeholder="false">
          <draw:text-box>
            <text:p text:style-name="a1220" text:class-names="" text:cond-style-name=""><text:span text:style-name="a1218" text:class-names=""><text:s text:c="1"/>Peter's exhortation (3:1-5)<text:s text:c="1"/></text:span><text:span text:style-name="a1219" text:class-names=""/></text:p>
          </draw:text-box>
          <svg:title/>
          <svg:desc/>
        </draw:frame>
        <draw:frame draw:id="id182" presentation:style-name="a1231" draw:name="Text Placeholder 2" svg:x="1.38in" svg:y="2in" svg:width="9.4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<text:s text:c="1"/>Concerning their behaviour (3:1-2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<text:s text:c="1"/>Concerning their beauty (3:3-5):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</draw:page>
      <draw:page draw:name="Slide46" draw:style-name="a1232" draw:master-page-name="Master1-Layout12-tx-Title-and-Text" presentation:presentation-page-layout-name="Master1-PPL12" draw:id="Slide-301">
        <draw:frame draw:id="id183" presentation:style-name="a1236" draw:name="Title 1" svg:x="1.38in" svg:y="0.4in" svg:width="10.6in" svg:height="1.44965in" presentation:class="title" presentation:placeholder="false">
          <draw:text-box>
            <text:p text:style-name="a1235" text:class-names="" text:cond-style-name=""><text:span text:style-name="a1233" text:class-names=""><text:s text:c="1"/>Responsibilities of wives (3:1-6)<text:s text:c="1"/></text:span><text:span text:style-name="a1234" text:class-names=""/></text:p>
          </draw:text-box>
          <svg:title/>
          <svg:desc/>
        </draw:frame>
        <draw:frame draw:id="id184" presentation:style-name="a1246" draw:name="Text Placeholder 2" svg:x="1.38in" svg:y="2in" svg:width="9.4in" svg:height="4.7586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<text:s text:c="1"/>Peter's exhortation (3:1-5)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1"/>Peter's example (3:6):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</draw:text-box>
          <svg:title/>
          <svg:desc/>
        </draw:frame>
      </draw:page>
      <draw:page draw:name="Slide47" draw:style-name="a1247" draw:master-page-name="Master1-Layout12-tx-Title-and-Text" presentation:presentation-page-layout-name="Master1-PPL12" draw:id="Slide-302">
        <draw:frame draw:id="id185" presentation:style-name="a1251" draw:name="Title 1" svg:x="1.38in" svg:y="0.4in" svg:width="10.6in" svg:height="1.44965in" presentation:class="title" presentation:placeholder="false">
          <draw:text-box>
            <text:p text:style-name="a1250" text:class-names="" text:cond-style-name=""><text:span text:style-name="a1248" text:class-names="">THE CONDUCT OF BELIEVERS (3:1-17)<text:s text:c="1"/></text:span><text:span text:style-name="a1249" text:class-names=""/></text:p>
          </draw:text-box>
          <svg:title/>
          <svg:desc/>
        </draw:frame>
        <draw:frame draw:id="id186" presentation:style-name="a1261" draw:name="Text Placeholder 2" svg:x="1.38in" svg:y="2in" svg:width="9.4in" svg:height="4.75868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<text:s text:c="1"/>Responsibilities of wives (3:1-6)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1"/>Responsibilities of husbands (3:7)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</draw:page>
      <draw:page draw:name="Slide48" draw:style-name="a1262" draw:master-page-name="Master1-Layout12-tx-Title-and-Text" presentation:presentation-page-layout-name="Master1-PPL12" draw:id="Slide-303">
        <draw:frame draw:id="id187" presentation:style-name="a1266" draw:name="Title 1" svg:x="1.38in" svg:y="0.4in" svg:width="10.6in" svg:height="1.44965in" presentation:class="title" presentation:placeholder="false">
          <draw:text-box>
            <text:p text:style-name="a1265" text:class-names="" text:cond-style-name=""><text:span text:style-name="a1263" text:class-names=""><text:s text:c="1"/>Responsibilities of husbands (3:7)<text:s text:c="1"/></text:span><text:span text:style-name="a1264" text:class-names=""/></text:p>
          </draw:text-box>
          <svg:title/>
          <svg:desc/>
        </draw:frame>
        <draw:frame draw:id="id188" presentation:style-name="a1276" draw:name="Text Placeholder 2" svg:x="1.38in" svg:y="2in" svg:width="9.4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<text:s text:c="1"/>What they are to do (3:7a):<text:s text:c="1"/>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s text:c="1"/>Why they are to do it (3:7b):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</draw:text-box>
          <svg:title/>
          <svg:desc/>
        </draw:frame>
      </draw:page>
      <draw:page draw:name="Slide49" draw:style-name="a1277" draw:master-page-name="Master1-Layout12-tx-Title-and-Text" presentation:presentation-page-layout-name="Master1-PPL12" draw:id="Slide-304">
        <draw:frame draw:id="id189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THE CONDUCT OF BELIEVERS (3:1-17)<text:s text:c="1"/></text:span><text:span text:style-name="a1279" text:class-names=""/></text:p>
          </draw:text-box>
          <svg:title/>
          <svg:desc/>
        </draw:frame>
        <draw:frame draw:id="id190" presentation:style-name="a1294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Responsibilities of wives (3:1-6)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Responsibilities of husbands (3:7)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<text:s text:c="1"/>Responsibilities of all (3:8-17)<text:s text:c="1"/>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50" draw:style-name="a1295" draw:master-page-name="Master1-Layout12-tx-Title-and-Text" presentation:presentation-page-layout-name="Master1-PPL12" draw:id="Slide-305">
        <draw:frame draw:id="id191" presentation:style-name="a1299" draw:name="Title 1" svg:x="1.38in" svg:y="0.4in" svg:width="10.6in" svg:height="1.44965in" presentation:class="title" presentation:placeholder="false">
          <draw:text-box>
            <text:p text:style-name="a1298" text:class-names="" text:cond-style-name=""><text:span text:style-name="a1296" text:class-names=""><text:s text:c="1"/>Responsibilities of all (3:8-17)<text:s text:c="1"/></text:span><text:span text:style-name="a1297" text:class-names=""/></text:p>
          </draw:text-box>
          <svg:title/>
          <svg:desc/>
        </draw:frame>
        <draw:frame draw:id="id192" presentation:style-name="a1315" draw:name="Text Placeholder 2" svg:x="1.38in" svg:y="2in" svg:width="9.4in" svg:height="4.75868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<text:s text:c="1"/>Live in loving harmony (3:8).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Reward both good and evil with good (3:9-14).<text:s text:c="1"/>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Worship Christ as Lord, and always be ready to explain your faith (3:15).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Be ready to defend your faith (3:16-17).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</draw:page>
      <draw:page draw:name="Slide51" draw:style-name="a1316" draw:master-page-name="Master1-Layout12-tx-Title-and-Text" presentation:presentation-page-layout-name="Master1-PPL12" draw:id="Slide-306">
        <draw:frame draw:id="id193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7" text:class-names="">THE CONDUCT OF BELIEVERS (3:1-17)<text:s text:c="1"/></text:span><text:span text:style-name="a1318" text:class-names=""/></text:p>
          </draw:text-box>
          <svg:title/>
          <svg:desc/>
        </draw:frame>
        <draw:frame draw:id="id194" presentation:style-name="a1333" draw:name="Text Placeholder 2" svg:x="1.38in" svg:y="2in" svg:width="9.4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<text:s text:c="1"/>Responsibilities of wives (3:1-6)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Responsibilities of husbands (3:7)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Responsibilities of all (3:8-17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2" draw:style-name="a1334" draw:master-page-name="Master1-Layout12-tx-Title-and-Text" presentation:presentation-page-layout-name="Master1-PPL12" draw:id="Slide-307">
        <draw:frame draw:id="id195" presentation:style-name="a1338" draw:name="Title 1" svg:x="1.38in" svg:y="0.4in" svg:width="10.6in" svg:height="1.44965in" presentation:class="title" presentation:placeholder="false">
          <draw:text-box>
            <text:p text:style-name="a1337" text:class-names="" text:cond-style-name=""><text:span text:style-name="a1335" text:class-names="">1 PETER 3<text:s text:c="1"/></text:span><text:span text:style-name="a1336" text:class-names=""/></text:p>
          </draw:text-box>
          <svg:title/>
          <svg:desc/>
        </draw:frame>
        <draw:frame draw:id="id196" presentation:style-name="a1348" draw:name="Text Placeholder 2" svg:x="1.38in" svg:y="2in" svg:width="9.4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THE CONDUCT OF BELIEVERS (3:1-17)<text:s text:c="1"/>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E CHRIST OF BELIEVERS (3:18-22):<text:s text:c="1"/>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draw:page draw:name="Slide53" draw:style-name="a1349" draw:master-page-name="Master1-Layout1-title-Title-Slide" presentation:presentation-page-layout-name="Master1-PPL1" draw:id="Slide-308">
        <draw:frame draw:id="id197" presentation:style-name="a1353" draw:name="Title 1" svg:x="1.38in" svg:y="0.83in" svg:width="10.3in" svg:height="4.42in" presentation:class="title" presentation:placeholder="false">
          <draw:text-box>
            <text:p text:style-name="a1352" text:class-names="" text:cond-style-name=""><text:span text:style-name="a1350" text:class-names="">THE CHRIST OF BELIEVERS (3:18-22):<text:s text:c="1"/></text:span><text:span text:style-name="a1351" text:class-names=""/></text:p>
          </draw:text-box>
          <svg:title/>
          <svg:desc/>
        </draw:frame>
        <draw:frame draw:id="id198" presentation:style-name="a1358" draw:name="Subtitle 2" svg:x="1.38in" svg:y="5.25in" svg:width="10.3in" svg:height="1.85in" presentation:class="subtitle" presentation:placeholder="false">
          <draw:text-box>
            <text:p text:style-name="a1355" text:class-names="" text:cond-style-name=""><text:span text:style-name="a1354" text:class-names=""><text:s text:c="1"/>His death (3:18)<text:s text:c="1"/></text:span></text:p>
            <text:p text:style-name="a1357" text:class-names="" text:cond-style-name=""><text:span text:style-name="a1356" text:class-names=""/></text:p>
          </draw:text-box>
          <svg:title/>
          <svg:desc/>
        </draw:frame>
      </draw:page>
      <draw:page draw:name="Slide54" draw:style-name="a1359" draw:master-page-name="Master1-Layout12-tx-Title-and-Text" presentation:presentation-page-layout-name="Master1-PPL12" draw:id="Slide-309">
        <draw:frame draw:id="id19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His death (3:18)<text:s text:c="1"/></text:span><text:span text:style-name="a1361" text:class-names=""/></text:p>
          </draw:text-box>
          <svg:title/>
          <svg:desc/>
        </draw:frame>
        <draw:frame draw:id="id20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The permanence (3:18a):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The purpose (3:18b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55" draw:style-name="a1374" draw:master-page-name="Master1-Layout12-tx-Title-and-Text" presentation:presentation-page-layout-name="Master1-PPL12" draw:id="Slide-310">
        <draw:frame draw:id="id20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THE CHRIST OF BELIEVERS (3:18-22):<text:s text:c="1"/></text:span><text:span text:style-name="a1376" text:class-names=""/></text:p>
          </draw:text-box>
          <svg:title/>
          <svg:desc/>
        </draw:frame>
        <draw:frame draw:id="id20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His death (3:18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His journey to the spirit world (3:19-20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56" draw:style-name="a1389" draw:master-page-name="Master1-Layout12-tx-Title-and-Text" presentation:presentation-page-layout-name="Master1-PPL12" draw:id="Slide-311">
        <draw:frame draw:id="id20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His journey to the spirit world (3:19-20)<text:s text:c="1"/></text:span><text:span text:style-name="a1391" text:class-names=""/></text:p>
          </draw:text-box>
          <svg:title/>
          <svg:desc/>
        </draw:frame>
        <draw:frame draw:id="id20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transgression (3:19):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time (3:20):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57" draw:style-name="a1404" draw:master-page-name="Master1-Layout12-tx-Title-and-Text" presentation:presentation-page-layout-name="Master1-PPL12" draw:id="Slide-312">
        <draw:frame draw:id="id20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THE CHRIST OF BELIEVERS (3:18-22):<text:s text:c="1"/></text:span><text:span text:style-name="a1406" text:class-names=""/></text:p>
          </draw:text-box>
          <svg:title/>
          <svg:desc/>
        </draw:frame>
        <draw:frame draw:id="id206" presentation:style-name="a1421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His death (3:18)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His journey to the spirit world (3:19-20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His resurrection (3:21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</draw:page>
      <draw:page draw:name="Slide58" draw:style-name="a1422" draw:master-page-name="Master1-Layout12-tx-Title-and-Text" presentation:presentation-page-layout-name="Master1-PPL12" draw:id="Slide-313">
        <draw:frame draw:id="id207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His resurrection (3:21)<text:s text:c="1"/></text:span><text:span text:style-name="a1424" text:class-names=""/></text:p>
          </draw:text-box>
          <svg:title/>
          <svg:desc/>
        </draw:frame>
        <draw:frame draw:id="id208" presentation:style-name="a1436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The salvation (3:21a):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The symbol (3:21b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</draw:text-box>
          <svg:title/>
          <svg:desc/>
        </draw:frame>
      </draw:page>
      <draw:page draw:name="Slide59" draw:style-name="a1437" draw:master-page-name="Master1-Layout12-tx-Title-and-Text" presentation:presentation-page-layout-name="Master1-PPL12" draw:id="Slide-314">
        <draw:frame draw:id="id209" presentation:style-name="a1441" draw:name="Title 1" svg:x="1.38in" svg:y="0.4in" svg:width="10.6in" svg:height="1.44965in" presentation:class="title" presentation:placeholder="false">
          <draw:text-box>
            <text:p text:style-name="a1440" text:class-names="" text:cond-style-name=""><text:span text:style-name="a1438" text:class-names="">THE CHRIST OF BELIEVERS (3:18-22):<text:s text:c="1"/></text:span><text:span text:style-name="a1439" text:class-names=""/></text:p>
          </draw:text-box>
          <svg:title/>
          <svg:desc/>
        </draw:frame>
        <draw:frame draw:id="id210" presentation:style-name="a1457" draw:name="Text Placeholder 2" svg:x="1.38in" svg:y="2in" svg:width="9.4in" svg:height="4.75868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><text:s text:c="1"/>His death (3:18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His journey to the spirit world (3:19-20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His resurrection (3:21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His ascension and exaltation (3:22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</draw:text-box>
          <svg:title/>
          <svg:desc/>
        </draw:frame>
      </draw:page>
      <draw:page draw:name="Slide60" draw:style-name="a1458" draw:master-page-name="Master1-Layout12-tx-Title-and-Text" presentation:presentation-page-layout-name="Master1-PPL12" draw:id="Slide-315">
        <draw:frame draw:id="id211" presentation:style-name="a1462" draw:name="Title 1" svg:x="1.38in" svg:y="0.4in" svg:width="10.6in" svg:height="1.44965in" presentation:class="title" presentation:placeholder="false">
          <draw:text-box>
            <text:p text:style-name="a1461" text:class-names="" text:cond-style-name=""><text:span text:style-name="a1459" text:class-names="">1 PETER 3<text:s text:c="1"/></text:span><text:span text:style-name="a1460" text:class-names=""/></text:p>
          </draw:text-box>
          <svg:title/>
          <svg:desc/>
        </draw:frame>
        <draw:frame draw:id="id212" presentation:style-name="a1472" draw:name="Text Placeholder 2" svg:x="1.38in" svg:y="2in" svg:width="9.4in" svg:height="4.75868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 CONDUCT OF BELIEVERS (3:1-17)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THE CHRIST OF BELIEVERS (3:18-22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</draw:text-box>
          <svg:title/>
          <svg:desc/>
        </draw:frame>
      </draw:page>
      <draw:page draw:name="Slide61" draw:style-name="a1473" draw:master-page-name="Master1-Layout1-title-Title-Slide" presentation:presentation-page-layout-name="Master1-PPL1" draw:id="Slide-316">
        <draw:frame draw:id="id213" presentation:style-name="a1477" draw:name="Title 1" svg:x="1.38in" svg:y="0.83in" svg:width="10.3in" svg:height="4.42in" presentation:class="title" presentation:placeholder="false">
          <draw:text-box>
            <text:p text:style-name="a1476" text:class-names="" text:cond-style-name=""><text:span text:style-name="a1474" text:class-names="">1 PETER 4<text:s text:c="1"/></text:span><text:span text:style-name="a1475" text:class-names=""/></text:p>
          </draw:text-box>
          <svg:title/>
          <svg:desc/>
        </draw:frame>
        <draw:frame draw:id="id214" presentation:style-name="a1482" draw:name="Subtitle 2" svg:x="1.38in" svg:y="5.25in" svg:width="10.3in" svg:height="1.85in" presentation:class="subtitle" presentation:placeholder="false">
          <draw:text-box>
            <text:p text:style-name="a1479" text:class-names="" text:cond-style-name=""><text:span text:style-name="a1478" text:class-names="">THE PURPOSE OF SUFFERING (4:1-11, 15, 17-18)<text:s text:c="1"/></text:span></text:p>
            <text:p text:style-name="a1481" text:class-names="" text:cond-style-name=""><text:span text:style-name="a1480" text:class-names=""/></text:p>
          </draw:text-box>
          <svg:title/>
          <svg:desc/>
        </draw:frame>
      </draw:page>
      <draw:page draw:name="Slide62" draw:style-name="a1483" draw:master-page-name="Master1-Layout1-title-Title-Slide" presentation:presentation-page-layout-name="Master1-PPL1" draw:id="Slide-317">
        <draw:frame draw:id="id215" presentation:style-name="a1487" draw:name="Title 1" svg:x="1.38in" svg:y="0.83in" svg:width="10.3in" svg:height="4.42in" presentation:class="title" presentation:placeholder="false">
          <draw:text-box>
            <text:p text:style-name="a1486" text:class-names="" text:cond-style-name=""><text:span text:style-name="a1484" text:class-names="">THE PURPOSE OF SUFFERING (4:1-11, 15, 17-18)<text:s text:c="1"/></text:span><text:span text:style-name="a1485" text:class-names=""/></text:p>
          </draw:text-box>
          <svg:title/>
          <svg:desc/>
        </draw:frame>
        <draw:frame draw:id="id216" presentation:style-name="a1492" draw:name="Subtitle 2" svg:x="1.38in" svg:y="5.25in" svg:width="10.3in" svg:height="1.85in" presentation:class="subtitle" presentation:placeholder="false">
          <draw:text-box>
            <text:p text:style-name="a1489" text:class-names="" text:cond-style-name=""><text:span text:style-name="a1488" text:class-names=""><text:s text:c="1"/>To cleanse and purify the spiritual believer (4:1-11)<text:s text:c="1"/></text:span></text:p>
            <text:p text:style-name="a1491" text:class-names="" text:cond-style-name=""><text:span text:style-name="a1490" text:class-names=""/></text:p>
          </draw:text-box>
          <svg:title/>
          <svg:desc/>
        </draw:frame>
      </draw:page>
      <draw:page draw:name="Slide63" draw:style-name="a1493" draw:master-page-name="Master1-Layout12-tx-Title-and-Text" presentation:presentation-page-layout-name="Master1-PPL12" draw:id="Slide-318">
        <draw:frame draw:id="id217" presentation:style-name="a1497" draw:name="Title 1" svg:x="1.38in" svg:y="0.4in" svg:width="10.6in" svg:height="1.44965in" presentation:class="title" presentation:placeholder="false">
          <draw:text-box>
            <text:p text:style-name="a1496" text:class-names="" text:cond-style-name=""><text:span text:style-name="a1494" text:class-names=""><text:s text:c="1"/>To cleanse and purify the spiritual believer (4:1-11)<text:s text:c="1"/></text:span><text:span text:style-name="a1495" text:class-names=""/></text:p>
          </draw:text-box>
          <svg:title/>
          <svg:desc/>
        </draw:frame>
        <draw:frame draw:id="id218" presentation:style-name="a1513" draw:name="Text Placeholder 2" svg:x="1.38in" svg:y="2in" svg:width="9.4in" svg:height="4.7586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8" text:class-names=""><text:s text:c="1"/>The triumph (4:1-3):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<text:s text:c="1"/>The testimony (4:4-6):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The tenderness (4:7-9):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The talents (4:10-11):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4" draw:style-name="a1514" draw:master-page-name="Master1-Layout12-tx-Title-and-Text" presentation:presentation-page-layout-name="Master1-PPL12" draw:id="Slide-319">
        <draw:frame draw:id="id219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PURPOSE OF SUFFERING (4:1-11, 15, 17-18)<text:s text:c="1"/></text:span><text:span text:style-name="a1516" text:class-names=""/></text:p>
          </draw:text-box>
          <svg:title/>
          <svg:desc/>
        </draw:frame>
        <draw:frame draw:id="id220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To cleanse and purify the spiritual believer (4:1-11)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To chasten and punish the carnal believer (4:15, 17-18):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65" draw:style-name="a1529" draw:master-page-name="Master1-Layout12-tx-Title-and-Text" presentation:presentation-page-layout-name="Master1-PPL12" draw:id="Slide-320">
        <draw:frame draw:id="id221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PETER 4<text:s text:c="1"/></text:span><text:span text:style-name="a1531" text:class-names=""/></text:p>
          </draw:text-box>
          <svg:title/>
          <svg:desc/>
        </draw:frame>
        <draw:frame draw:id="id222" presentation:style-name="a1543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THE PURPOSE OF SUFFERING (4:1-11, 15, 17-18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PRIVILEGE OF SUFFERING (4:12-14, 16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66" draw:style-name="a1544" draw:master-page-name="Master1-Layout12-tx-Title-and-Text" presentation:presentation-page-layout-name="Master1-PPL12" draw:id="Slide-321">
        <draw:frame draw:id="id223" presentation:style-name="a1548" draw:name="Title 1" svg:x="1.38in" svg:y="0.4in" svg:width="10.6in" svg:height="1.44965in" presentation:class="title" presentation:placeholder="false">
          <draw:text-box>
            <text:p text:style-name="a1547" text:class-names="" text:cond-style-name=""><text:span text:style-name="a1545" text:class-names="">THE PRIVILEGE OF SUFFERING (4:12-14, 16)<text:s text:c="1"/></text:span><text:span text:style-name="a1546" text:class-names=""/></text:p>
          </draw:text-box>
          <svg:title/>
          <svg:desc/>
        </draw:frame>
        <draw:frame draw:id="id224" presentation:style-name="a1558" draw:name="Text Placeholder 2" svg:x="1.38in" svg:y="2in" svg:width="9.4in" svg:height="4.75868in" presentation:class="outline" presentation:placeholder="false">
          <draw:text-box>
            <text:list text:style-name="a1551">
              <text:list-item>
                <text:p text:style-name="a1550" text:class-names="" text:cond-style-name=""><text:span text:style-name="a1549" text:class-names=""><text:s text:c="1"/>It is to be expected (4:12):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It is to be esteemed (4:13-14, 16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</draw:page>
      <draw:page draw:name="Slide67" draw:style-name="a1559" draw:master-page-name="Master1-Layout12-tx-Title-and-Text" presentation:presentation-page-layout-name="Master1-PPL12" draw:id="Slide-322">
        <draw:frame draw:id="id225" presentation:style-name="a1563" draw:name="Title 1" svg:x="1.38in" svg:y="0.4in" svg:width="10.6in" svg:height="1.44965in" presentation:class="title" presentation:placeholder="false">
          <draw:text-box>
            <text:p text:style-name="a1562" text:class-names="" text:cond-style-name=""><text:span text:style-name="a1560" text:class-names=""><text:s text:c="1"/>It is to be esteemed (4:13-14, 16)<text:s text:c="1"/></text:span><text:span text:style-name="a1561" text:class-names=""/></text:p>
          </draw:text-box>
          <svg:title/>
          <svg:desc/>
        </draw:frame>
        <draw:frame draw:id="id226" presentation:style-name="a1573" draw:name="Text Placeholder 2" svg:x="1.38in" svg:y="2in" svg:width="9.4in" svg:height="4.75868in" presentation:class="outline" presentation:placeholder="false">
          <draw:text-box>
            <text:list text:style-name="a1566">
              <text:list-item>
                <text:p text:style-name="a1565" text:class-names="" text:cond-style-name=""><text:span text:style-name="a1564" text:class-names=""><text:s text:c="1"/>To suffer for Christ means to share his past grief (4:13a, 14a, 16a).<text:s text:c="1"/>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<text:s text:c="1"/>To suffer for Christ means to share his future glory (4:13b, 14b, 16b).<text:s text:c="1"/>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</draw:page>
      <draw:page draw:name="Slide68" draw:style-name="a1574" draw:master-page-name="Master1-Layout12-tx-Title-and-Text" presentation:presentation-page-layout-name="Master1-PPL12" draw:id="Slide-323">
        <draw:frame draw:id="id227" presentation:style-name="a1578" draw:name="Title 1" svg:x="1.38in" svg:y="0.4in" svg:width="10.6in" svg:height="1.44965in" presentation:class="title" presentation:placeholder="false">
          <draw:text-box>
            <text:p text:style-name="a1577" text:class-names="" text:cond-style-name=""><text:span text:style-name="a1575" text:class-names="">THE PRIVILEGE OF SUFFERING (4:12-14, 16)<text:s text:c="1"/></text:span><text:span text:style-name="a1576" text:class-names=""/></text:p>
          </draw:text-box>
          <svg:title/>
          <svg:desc/>
        </draw:frame>
        <draw:frame draw:id="id228" presentation:style-name="a1588" draw:name="Text Placeholder 2" svg:x="1.38in" svg:y="2in" svg:width="9.4in" svg:height="4.75868in" presentation:class="outline" presentation:placeholder="false">
          <draw:text-box>
            <text:list text:style-name="a1581">
              <text:list-item>
                <text:p text:style-name="a1580" text:class-names="" text:cond-style-name=""><text:span text:style-name="a1579" text:class-names=""><text:s text:c="1"/>It is to be expected (4:12):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It is to be esteemed (4:13-14, 16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9" draw:style-name="a1589" draw:master-page-name="Master1-Layout12-tx-Title-and-Text" presentation:presentation-page-layout-name="Master1-PPL12" draw:id="Slide-324">
        <draw:frame draw:id="id229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1 PETER 4<text:s text:c="1"/></text:span><text:span text:style-name="a1591" text:class-names=""/></text:p>
          </draw:text-box>
          <svg:title/>
          <svg:desc/>
        </draw:frame>
        <draw:frame draw:id="id230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THE PURPOSE OF SUFFERING (4:1-11, 15, 17-18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THE PRIVILEGE OF SUFFERING (4:12-14, 16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HE PATIENCE IN SUFFERING (4:19): W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70" draw:style-name="a1607" draw:master-page-name="Master1-Layout12-tx-Title-and-Text" presentation:presentation-page-layout-name="Master1-PPL12" draw:id="Slide-325">
        <draw:frame draw:id="id231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PATIENCE IN SUFFERING (4:19): W</text:span><text:span text:style-name="a1609" text:class-names=""/></text:p>
          </draw:text-box>
          <svg:title/>
          <svg:desc/>
        </draw:frame>
        <draw:frame draw:id="id232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We are to commit ourselves to God (4:19b).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We are to continue to do good (4:19a).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71" draw:style-name="a1622" draw:master-page-name="Master1-Layout12-tx-Title-and-Text" presentation:presentation-page-layout-name="Master1-PPL12" draw:id="Slide-326">
        <draw:frame draw:id="id233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1 PETER 4<text:s text:c="1"/></text:span><text:span text:style-name="a1624" text:class-names=""/></text:p>
          </draw:text-box>
          <svg:title/>
          <svg:desc/>
        </draw:frame>
        <draw:frame draw:id="id234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PURPOSE OF SUFFERING (4:1-11, 15, 17-18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PRIVILEGE OF SUFFERING (4:12-14, 16)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PATIENCE IN SUFFERING (4:19): W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2" draw:style-name="a1640" draw:master-page-name="Master1-Layout1-title-Title-Slide" presentation:presentation-page-layout-name="Master1-PPL1" draw:id="Slide-327">
        <draw:frame draw:id="id235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1 PETER 5<text:s text:c="1"/></text:span><text:span text:style-name="a1642" text:class-names=""/></text:p>
          </draw:text-box>
          <svg:title/>
          <svg:desc/>
        </draw:frame>
        <draw:frame draw:id="id236" presentation:style-name="a1649" draw:name="Subtitle 2" svg:x="1.38in" svg:y="5.25in" svg:width="10.3in" svg:height="1.85in" presentation:class="subtitle" presentation:placeholder="false">
          <draw:text-box>
            <text:p text:style-name="a1646" text:class-names="" text:cond-style-name=""><text:span text:style-name="a1645" text:class-names="">THE APPEAL BY PETER (5:1-11)<text:s text:c="1"/></text:span></text:p>
            <text:p text:style-name="a1648" text:class-names="" text:cond-style-name=""><text:span text:style-name="a1647" text:class-names=""/></text:p>
          </draw:text-box>
          <svg:title/>
          <svg:desc/>
        </draw:frame>
      </draw:page>
      <draw:page draw:name="Slide73" draw:style-name="a1650" draw:master-page-name="Master1-Layout1-title-Title-Slide" presentation:presentation-page-layout-name="Master1-PPL1" draw:id="Slide-328">
        <draw:frame draw:id="id237" presentation:style-name="a1654" draw:name="Title 1" svg:x="1.38in" svg:y="0.83in" svg:width="10.3in" svg:height="4.42in" presentation:class="title" presentation:placeholder="false">
          <draw:text-box>
            <text:p text:style-name="a1653" text:class-names="" text:cond-style-name=""><text:span text:style-name="a1651" text:class-names="">THE APPEAL BY PETER (5:1-11)<text:s text:c="1"/></text:span><text:span text:style-name="a1652" text:class-names=""/></text:p>
          </draw:text-box>
          <svg:title/>
          <svg:desc/>
        </draw:frame>
        <draw:frame draw:id="id238" presentation:style-name="a1659" draw:name="Subtitle 2" svg:x="1.38in" svg:y="5.25in" svg:width="10.3in" svg:height="1.85in" presentation:class="subtitle" presentation:placeholder="false">
          <draw:text-box>
            <text:p text:style-name="a1656" text:class-names="" text:cond-style-name=""><text:span text:style-name="a1655" text:class-names=""><text:s text:c="1"/>He writes to the elders in the church (5:1-4).<text:s text:c="1"/></text:span></text:p>
            <text:p text:style-name="a1658" text:class-names="" text:cond-style-name=""><text:span text:style-name="a1657" text:class-names=""/></text:p>
          </draw:text-box>
          <svg:title/>
          <svg:desc/>
        </draw:frame>
      </draw:page>
      <draw:page draw:name="Slide74" draw:style-name="a1660" draw:master-page-name="Master1-Layout12-tx-Title-and-Text" presentation:presentation-page-layout-name="Master1-PPL12" draw:id="Slide-329">
        <draw:frame draw:id="id239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<text:s text:c="1"/>He writes to the elders in the church (5:1-4).<text:s text:c="1"/></text:span><text:span text:style-name="a1662" text:class-names=""/></text:p>
          </draw:text-box>
          <svg:title/>
          <svg:desc/>
        </draw:frame>
        <draw:frame draw:id="id240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role model (5:1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responsibilities (5:2-3)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75" draw:style-name="a1675" draw:master-page-name="Master1-Layout12-tx-Title-and-Text" presentation:presentation-page-layout-name="Master1-PPL12" draw:id="Slide-330">
        <draw:frame draw:id="id241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responsibilities (5:2-3)<text:s text:c="1"/></text:span><text:span text:style-name="a1677" text:class-names=""/></text:p>
          </draw:text-box>
          <svg:title/>
          <svg:desc/>
        </draw:frame>
        <draw:frame draw:id="id242" presentation:style-name="a1689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Feed the flock of God (5:2).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Lead the flock of God (5:3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</draw:page>
      <draw:page draw:name="Slide76" draw:style-name="a1690" draw:master-page-name="Master1-Layout12-tx-Title-and-Text" presentation:presentation-page-layout-name="Master1-PPL12" draw:id="Slide-331">
        <draw:frame draw:id="id243" presentation:style-name="a1694" draw:name="Title 1" svg:x="1.38in" svg:y="0.4in" svg:width="10.6in" svg:height="1.44965in" presentation:class="title" presentation:placeholder="false">
          <draw:text-box>
            <text:p text:style-name="a1693" text:class-names="" text:cond-style-name=""><text:span text:style-name="a1691" text:class-names=""><text:s text:c="1"/>He writes to the elders in the church (5:1-4).<text:s text:c="1"/></text:span><text:span text:style-name="a1692" text:class-names=""/></text:p>
          </draw:text-box>
          <svg:title/>
          <svg:desc/>
        </draw:frame>
        <draw:frame draw:id="id244" presentation:style-name="a1707" draw:name="Text Placeholder 2" svg:x="1.38in" svg:y="2in" svg:width="9.4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<text:s text:c="1"/>The role model (5:1):<text:s text:c="1"/>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<text:s text:c="1"/>The responsibilities (5:2-3)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reward (5:4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7" draw:style-name="a1708" draw:master-page-name="Master1-Layout12-tx-Title-and-Text" presentation:presentation-page-layout-name="Master1-PPL12" draw:id="Slide-332">
        <draw:frame draw:id="id245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THE APPEAL BY PETER (5:1-11)<text:s text:c="1"/></text:span><text:span text:style-name="a1710" text:class-names=""/></text:p>
          </draw:text-box>
          <svg:title/>
          <svg:desc/>
        </draw:frame>
        <draw:frame draw:id="id246" presentation:style-name="a1722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He writes to the elders in the church (5:1-4).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He writes to the other members of the church (5:5-11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</draw:text-box>
          <svg:title/>
          <svg:desc/>
        </draw:frame>
      </draw:page>
      <draw:page draw:name="Slide78" draw:style-name="a1723" draw:master-page-name="Master1-Layout1-title-Title-Slide" presentation:presentation-page-layout-name="Master1-PPL1" draw:id="Slide-333">
        <draw:frame draw:id="id247" presentation:style-name="a1727" draw:name="Title 1" svg:x="1.38in" svg:y="0.83in" svg:width="10.3in" svg:height="4.42in" presentation:class="title" presentation:placeholder="false">
          <draw:text-box>
            <text:p text:style-name="a1726" text:class-names="" text:cond-style-name=""><text:span text:style-name="a1724" text:class-names=""><text:s text:c="1"/>He writes to the other members of the church (5:5-11).<text:s text:c="1"/></text:span><text:span text:style-name="a1725" text:class-names=""/></text:p>
          </draw:text-box>
          <svg:title/>
          <svg:desc/>
        </draw:frame>
        <draw:frame draw:id="id248" presentation:style-name="a1732" draw:name="Subtitle 2" svg:x="1.38in" svg:y="5.25in" svg:width="10.3in" svg:height="1.85in" presentation:class="subtitle" presentation:placeholder="false">
          <draw:text-box>
            <text:p text:style-name="a1729" text:class-names="" text:cond-style-name=""><text:span text:style-name="a1728" text:class-names=""><text:s text:c="1"/>Live as a servant (5:5-7).<text:s text:c="1"/></text:span></text:p>
            <text:p text:style-name="a1731" text:class-names="" text:cond-style-name=""><text:span text:style-name="a1730" text:class-names=""/></text:p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9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<text:s text:c="1"/>Live as a servant (5:5-7).<text:s text:c="1"/></text:span><text:span text:style-name="a1735" text:class-names=""/></text:p>
          </draw:text-box>
          <svg:title/>
          <svg:desc/>
        </draw:frame>
        <draw:frame draw:id="id250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Be in subjection to your superiors (5:5).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Be in subjection to your Savior (5:6-7).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51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<text:s text:c="1"/>He writes to the other members of the church (5:5-11).<text:s text:c="1"/></text:span><text:span text:style-name="a1750" text:class-names=""/></text:p>
          </draw:text-box>
          <svg:title/>
          <svg:desc/>
        </draw:frame>
        <draw:frame draw:id="id252" presentation:style-name="a1762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<text:s text:c="1"/>Live as a servant (5:5-7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<text:s text:c="1"/>Live as a soldier (5:8-9).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</draw:text-box>
          <svg:title/>
          <svg:desc/>
        </draw:frame>
      </draw:page>
      <draw:page draw:name="Slide81" draw:style-name="a1763" draw:master-page-name="Master1-Layout12-tx-Title-and-Text" presentation:presentation-page-layout-name="Master1-PPL12" draw:id="Slide-336">
        <draw:frame draw:id="id253" presentation:style-name="a1767" draw:name="Title 1" svg:x="1.38in" svg:y="0.4in" svg:width="10.6in" svg:height="1.44965in" presentation:class="title" presentation:placeholder="false">
          <draw:text-box>
            <text:p text:style-name="a1766" text:class-names="" text:cond-style-name=""><text:span text:style-name="a1764" text:class-names=""><text:s text:c="1"/>Live as a soldier (5:8-9).<text:s text:c="1"/></text:span><text:span text:style-name="a1765" text:class-names=""/></text:p>
          </draw:text-box>
          <svg:title/>
          <svg:desc/>
        </draw:frame>
        <draw:frame draw:id="id254" presentation:style-name="a1777" draw:name="Text Placeholder 2" svg:x="1.38in" svg:y="2in" svg:width="9.4in" svg:height="4.75868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<text:s text:c="1"/>Recognize the enemy (5:8).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Resist the enemy (5:9).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2" draw:style-name="a1778" draw:master-page-name="Master1-Layout12-tx-Title-and-Text" presentation:presentation-page-layout-name="Master1-PPL12" draw:id="Slide-337">
        <draw:frame draw:id="id255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<text:s text:c="1"/>He writes to the other members of the church (5:5-11).<text:s text:c="1"/></text:span><text:span text:style-name="a1780" text:class-names=""/></text:p>
          </draw:text-box>
          <svg:title/>
          <svg:desc/>
        </draw:frame>
        <draw:frame draw:id="id256" presentation:style-name="a1795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<text:s text:c="1"/>Live as a servant (5:5-7).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<text:s text:c="1"/>Live as a soldier (5:8-9).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<text:s text:c="1"/>Live as a sufferer (5:10-11).<text:s text:c="1"/>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</draw:text-box>
          <svg:title/>
          <svg:desc/>
        </draw:frame>
      </draw:page>
      <draw:page draw:name="Slide83" draw:style-name="a1796" draw:master-page-name="Master1-Layout12-tx-Title-and-Text" presentation:presentation-page-layout-name="Master1-PPL12" draw:id="Slide-338">
        <draw:frame draw:id="id257" presentation:style-name="a1800" draw:name="Title 1" svg:x="1.38in" svg:y="0.4in" svg:width="10.6in" svg:height="1.44965in" presentation:class="title" presentation:placeholder="false">
          <draw:text-box>
            <text:p text:style-name="a1799" text:class-names="" text:cond-style-name=""><text:span text:style-name="a1797" text:class-names=""><text:s text:c="1"/>Live as a sufferer (5:10-11).<text:s text:c="1"/></text:span><text:span text:style-name="a1798" text:class-names=""/></text:p>
          </draw:text-box>
          <svg:title/>
          <svg:desc/>
        </draw:frame>
        <draw:frame draw:id="id258" presentation:style-name="a1810" draw:name="Text Placeholder 2" svg:x="1.38in" svg:y="2in" svg:width="9.4in" svg:height="4.75868in" presentation:class="outline" presentation:placeholder="false">
          <draw:text-box>
            <text:list text:style-name="a1803">
              <text:list-item>
                <text:p text:style-name="a1802" text:class-names="" text:cond-style-name=""><text:span text:style-name="a1801" text:class-names=""><text:s text:c="1"/>The duration (5:10):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><text:s text:c="1"/>The dynamics (5:11):<text:s text:c="1"/>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7" text:class-names=""/></text:p>
              </text:list-item>
            </text:list>
          </draw:text-box>
          <svg:title/>
          <svg:desc/>
        </draw:frame>
      </draw:page>
      <draw:page draw:name="Slide84" draw:style-name="a1811" draw:master-page-name="Master1-Layout12-tx-Title-and-Text" presentation:presentation-page-layout-name="Master1-PPL12" draw:id="Slide-339">
        <draw:frame draw:id="id259" presentation:style-name="a1815" draw:name="Title 1" svg:x="1.38in" svg:y="0.4in" svg:width="10.6in" svg:height="1.44965in" presentation:class="title" presentation:placeholder="false">
          <draw:text-box>
            <text:p text:style-name="a1814" text:class-names="" text:cond-style-name=""><text:span text:style-name="a1812" text:class-names=""><text:s text:c="1"/>He writes to the other members of the church (5:5-11).<text:s text:c="1"/></text:span><text:span text:style-name="a1813" text:class-names=""/></text:p>
          </draw:text-box>
          <svg:title/>
          <svg:desc/>
        </draw:frame>
        <draw:frame draw:id="id260" presentation:style-name="a1828" draw:name="Text Placeholder 2" svg:x="1.38in" svg:y="2in" svg:width="9.4in" svg:height="4.75868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<text:s text:c="1"/>Live as a servant (5:5-7).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Live as a soldier (5:8-9).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<text:s text:c="1"/>Live as a sufferer (5:10-11).<text:s text:c="1"/>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/></text:p>
              </text:list-item>
            </text:list>
          </draw:text-box>
          <svg:title/>
          <svg:desc/>
        </draw:frame>
      </draw:page>
      <draw:page draw:name="Slide85" draw:style-name="a1829" draw:master-page-name="Master1-Layout12-tx-Title-and-Text" presentation:presentation-page-layout-name="Master1-PPL12" draw:id="Slide-340">
        <draw:frame draw:id="id261" presentation:style-name="a1833" draw:name="Title 1" svg:x="1.38in" svg:y="0.4in" svg:width="10.6in" svg:height="1.44965in" presentation:class="title" presentation:placeholder="false">
          <draw:text-box>
            <text:p text:style-name="a1832" text:class-names="" text:cond-style-name=""><text:span text:style-name="a1830" text:class-names="">THE APPEAL BY PETER (5:1-11)<text:s text:c="1"/></text:span><text:span text:style-name="a1831" text:class-names=""/></text:p>
          </draw:text-box>
          <svg:title/>
          <svg:desc/>
        </draw:frame>
        <draw:frame draw:id="id262" presentation:style-name="a1843" draw:name="Text Placeholder 2" svg:x="1.38in" svg:y="2in" svg:width="9.4in" svg:height="4.75868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4" text:class-names=""><text:s text:c="1"/>He writes to the elders in the church (5:1-4).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<text:s text:c="1"/>He writes to the other members of the church (5:5-11).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/></text:p>
              </text:list-item>
            </text:list>
          </draw:text-box>
          <svg:title/>
          <svg:desc/>
        </draw:frame>
      </draw:page>
      <draw:page draw:name="Slide86" draw:style-name="a1844" draw:master-page-name="Master1-Layout12-tx-Title-and-Text" presentation:presentation-page-layout-name="Master1-PPL12" draw:id="Slide-341">
        <draw:frame draw:id="id263" presentation:style-name="a1848" draw:name="Title 1" svg:x="1.38in" svg:y="0.4in" svg:width="10.6in" svg:height="1.44965in" presentation:class="title" presentation:placeholder="false">
          <draw:text-box>
            <text:p text:style-name="a1847" text:class-names="" text:cond-style-name=""><text:span text:style-name="a1845" text:class-names="">1 PETER 5<text:s text:c="1"/></text:span><text:span text:style-name="a1846" text:class-names=""/></text:p>
          </draw:text-box>
          <svg:title/>
          <svg:desc/>
        </draw:frame>
        <draw:frame draw:id="id264" presentation:style-name="a1858" draw:name="Text Placeholder 2" svg:x="1.38in" svg:y="2in" svg:width="9.4in" svg:height="4.75868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THE APPEAL BY PETER (5:1-11)<text:s text:c="1"/>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>THE ASSISTANCE TO PETER (5:12-14):<text:s text:c="1"/>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</draw:page>
      <draw:page draw:name="Slide87" draw:style-name="a1859" draw:master-page-name="Master1-Layout1-title-Title-Slide" presentation:presentation-page-layout-name="Master1-PPL1" draw:id="Slide-342">
        <draw:frame draw:id="id265" presentation:style-name="a1863" draw:name="Title 1" svg:x="1.38in" svg:y="0.83in" svg:width="10.3in" svg:height="4.42in" presentation:class="title" presentation:placeholder="false">
          <draw:text-box>
            <text:p text:style-name="a1862" text:class-names="" text:cond-style-name=""><text:span text:style-name="a1860" text:class-names="">1 Peter</text:span><text:span text:style-name="a1861" text:class-names=""/></text:p>
          </draw:text-box>
          <svg:title/>
          <svg:desc/>
        </draw:frame>
        <draw:frame draw:id="id266" presentation:style-name="a1864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Peter</dc:title>
    <meta:initial-creator>David STRICKLAND</meta:initial-creator>
    <dc:creator>David STRICKLAND</dc:creator>
    <meta:creation-date>2020-02-22T19:23:49Z</meta:creation-date>
    <dc:date>2020-02-22T19:23:51Z</dc:date>
    <meta:template xlink:href="BibleStudy" xlink:type="simple"/>
    <meta:editing-cycles>1</meta:editing-cycles>
    <meta:editing-duration>PT1S</meta:editing-duration>
    <meta:document-statistic meta:paragraph-count="295" meta:word-count="2311"/>
  </office:meta>
</office:document-meta>
</file>